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633" officeooo:paragraph-rsid="00101633"/>
    </style:style>
    <style:style style:name="P2" style:family="paragraph" style:parent-style-name="Standard">
      <style:text-properties officeooo:rsid="0010730b" officeooo:paragraph-rsid="0010730b"/>
    </style:style>
    <style:style style:name="P3" style:family="paragraph" style:parent-style-name="Standard">
      <style:text-properties officeooo:rsid="00125a83" officeooo:paragraph-rsid="00125a83"/>
    </style:style>
    <style:style style:name="T1" style:family="text">
      <style:text-properties officeooo:rsid="00101633"/>
    </style:style>
    <style:style style:name="T2" style:family="text">
      <style:text-properties officeooo:rsid="00106c20"/>
    </style:style>
    <style:style style:name="T3" style:family="text">
      <style:text-properties officeooo:rsid="00125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docu generamos javadocs con comentarios con /**</text:p>
      <text:p text:style-name="P1"/>
      <text:p text:style-name="P1">orden:</text:p>
      <text:p text:style-name="P1"/>
      <text:p text:style-name="P1">Clase:</text:p>
      <text:p text:style-name="Standard">/** <text:span text:style-name="T1">Descripción</text:span></text:p>
      <text:p text:style-name="Standard"><text:a xlink:type="simple" xlink:href="mailto:*@author" text:style-name="Internet_20_link" text:visited-style-name="Visited_20_Internet_20_Link">*</text:a><text:a xlink:type="simple" xlink:href="mailto:*@author" text:style-name="Internet_20_link" text:visited-style-name="Visited_20_Internet_20_Link"><text:span text:style-name="T1">@author</text:span></text:a></text:p>
      <text:p text:style-name="P1"><text:a xlink:type="simple" xlink:href="mailto:*@version" text:style-name="Internet_20_link" text:visited-style-name="Visited_20_Internet_20_Link">*@version</text:a> <text:span text:style-name="T2">(normalmente 1.0)</text:span></text:p>
      <text:p text:style-name="P1"/>
      <text:p text:style-name="P1">Método:</text:p>
      <text:p text:style-name="P1">/** Descripción</text:p>
      <text:p text:style-name="P1"><text:a xlink:type="simple" xlink:href="mailto:*@param" text:style-name="Internet_20_link" text:visited-style-name="Visited_20_Internet_20_Link">*@param</text:a></text:p>
      <text:p text:style-name="P1">* @return</text:p>
      <text:p text:style-name="P1"/>
      <text:p text:style-name="P2"><text:span text:style-name="T3">deberes</text:span>: </text:p>
      <text:p text:style-name="P3">- ejercicio12:</text:p>
      <text:p text:style-name="P3">método para menú no secuencial</text:p>
      <text:p text:style-name="P3">uso de clase externa para operaciones</text:p>
      <text:p text:style-name="P3"/>
      <text:p text:style-name="P3">-ejercicio16:</text:p>
      <text:p text:style-name="P3"/>
      <text:p text:style-name="P2">hacer resto de ejercicios, refactorizar y documentar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22:59.454487676</meta:creation-date>
    <dc:date>2018-09-26T18:17:30.297608883</dc:date>
    <meta:editing-duration>PT1H44M20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45" meta:character-count="312" meta:non-whitespace-character-count="282"/>
  </office:meta>
</office:document-meta>
</file>